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4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7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DRY </text:span><text:span text:style-name="T1">Data </text:span><text:span text:style-name="T1">Mana</text:span><text:span text:style-name="T1">geme</text:span><text:span text:style-name="T1">nt </text:span><text:span text:style-name="T1">Conta</text:span><text:span text:style-name="T1">iners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text:span text:style-name="T2"><text:line-break/></text:span><text:span text:style-name="T2">This would be the introduction slide of the topic that you </text:span><text:span text:style-name="T2">are covering in this subsection.</text:span></text:p>
              <text:p text:style-name="P3"><text:span text:style-name="T2">When this slide plays, you could talk about the main aim that </text:span><text:span text:style-name="T2">we’d be covering in this video.</text:span></text:p>
            </draw:text-box>
          </draw:frame>
        </presentation:notes>
      </draw:page>
      <draw:page draw:name="In this Video, we are going to take a look at…" draw:style-name="dp3" draw:master-page-name="Title_20_Only" presentation:presentation-page-layout-name="AL1T19">
        <draw:frame draw:name="Shape 148" presentation:style-name="pr3" draw:text-style-name="P5" draw:layer="layout" svg:width="48.992cm" svg:height="3.344cm" svg:x="0.557cm" svg:y="0.097cm" presentation:class="title" presentation:user-transformed="true">
          <draw:text-box>
            <text:p text:style-name="P1"><text:span text:style-name="T3">In this Video, </text:span><text:span text:style-name="T3">we are going </text:span><text:span text:style-name="T3">to take a look </text:span><text:span text:style-name="T3">at…</text:span></text:p>
          </draw:text-box>
        </draw:frame>
        <draw:frame draw:name="Shape 149" presentation:style-name="pr4" draw:text-style-name="P7" draw:layer="layout" svg:width="48.379cm" svg:height="22.331cm" svg:x="1.17cm" svg:y="4.938cm" presentation:class="outline" presentation:user-transformed="true">
          <draw:text-box>
            <text:list text:style-name="L3">
              <text:list-item>
                <text:p text:style-name="P6"><text:span text:style-name="T4">Using a component to </text:span><text:span text:style-name="T4">fetch and display </text:span><text:span text:style-name="T4">specific data</text:span></text:p>
              </text:list-item>
              <text:list-item>
                <text:p text:style-name="P6"><text:span text:style-name="T4">Making a generic </text:span><text:span text:style-name="T4">component that load any </text:span><text:span text:style-name="T4">async data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2">[Mandatory Slide]</text:span></text:p>
              <text:p text:style-name="P3"><text:span text:style-name="T2">Before the start of the video, we’d like to highlight what are </text:span><text:span text:style-name="T2">important topics or pointers that we’d be covering in this </text:span><text:span text:style-name="T2">video. This slide would immediately follow the intro/name </text:span><text:span text:style-name="T2">slide. This would just be say 2-3 points for the viewers to </text:span><text:span text:style-name="T2">know what they are getting into.</text:span></text:p>
              <text:p text:style-name="P3"><text:span text:style-name="T2"/></text:p>
            </draw:text-box>
          </draw:frame>
        </presentation:notes>
      </draw:page>
      <draw:page draw:name="page3" draw:style-name="dp3" draw:master-page-name="Default">
        <draw:frame draw:name="Shape 272" presentation:style-name="pr6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DRY Data </text:span><text:span text:style-name="T1">Manageme</text:span><text:span text:style-name="T1">nt </text:span><text:span text:style-name="T1">Containers </text:span><text:span text:style-name="T1">II</text:span></text:p>
          </draw:text-box>
        </draw:frame>
        <draw:frame draw:name="Shape 273" presentation:style-name="pr7" draw:text-style-name="P9" draw:layer="layout" svg:width="45.656cm" svg:height="2.403cm" svg:x="2.169cm" svg:y="15.488cm" presentation:class="subtitle" presentation:user-transformed="true">
          <draw:text-box>
            <text:p text:style-name="P1"><text:span text:style-name="T3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3" presentation:class="page"/>
          <draw:frame draw:name="Shape 270" presentation:style-name="pr8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[Mandatory Slide]</text:span></text:p>
              <text:p text:style-name="P3"><text:span text:style-name="T2">Here the name of the next video needs to be mentioned. The </text:span><text:span text:style-name="T2">narration as you guessed it would be just letting the viewer </text:span><text:span text:style-name="T2">know exactly where we are at and what we’d be taking </text:span><text:span text:style-name="T2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7</meta:editing-cycles>
    <dc:date>2018-02-04T14:00:55.607930852</dc:date>
    <meta:editing-duration>PT34M44S</meta:editing-duration>
    <meta:generator>LibreOffice/5.1.6.2$Linux_X86_64 LibreOffice_project/10m0$Build-2</meta:generator>
    <meta:document-statistic meta:object-count="10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